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 style:list-style-name="L1">
      <style:text-properties style:font-name="Times New Roman"/>
    </style:style>
    <style:style style:name="P4" style:family="paragraph" style:parent-style-name="Text_20_body" style:list-style-name="L1"/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Создание собственных блоков при помощи субмоделей</text:h>
          </table:table-cell>
        </table:table-row>
        <table:table-row table:style-name="Table1.2">
          <table:table-cell table:style-name="Table1.A2" office:value-type="string">
            <text:p text:style-name="P2">Для создания собственных блоков при помощи блока «Субмодель» необходимо:</text:p>
            <text:list xml:id="list3267442387610658453" text:style-name="L1">
              <text:list-item>
                <text:p text:style-name="P3">на схемное окно установить блок «Субмодель» из закладки «Субструктуры»;</text:p>
              </text:list-item>
              <text:list-item>
                <text:p text:style-name="P3">щёлкнуть по блоку «Субмодель» двойным щелчком и войти внутрь блока;</text:p>
              </text:list-item>
              <text:list-item>
                <text:p text:style-name="P3">внутри блока «Субмодель» набрать необходмую вам схему из элементарных блоков, для которых доступна генерация кода;</text:p>
              </text:list-item>
              <text:list-item>
                <text:p text:style-name="P3">внутри блока «Субмодель» установить блоки типа «Вход субмодели» и «Выход субмодели» и соединить их с нужными блоками схемы;</text:p>
              </text:list-item>
              <text:list-item>
                <text:p text:style-name="P3">щёлкнуть двойным щелчком по свободному месту на схеме внутри субмодели для выхода на более высокий уровень;</text:p>
              </text:list-item>
              <text:list-item>
                <text:p text:style-name="P3">выделить правой кнопкой вставленный и отредактированный блок «Субмодель», выбрать пункт контекстного меню «Свойства объекта» и отредактировать в списке свойств поле «Тип элемента», для применения изменений необходимо нажать «Применить» в редакторе свойств блока;</text:p>
              </text:list-item>
              <text:list-item>
                <text:p text:style-name="P3">выбрать в меню «Файл – Сохранить в библиотеку» и сохранить выделенный блок в библиотеку блоков.</text:p>
              </text:list-item>
              <text:list-item>
                <text:p text:style-name="P4"><text:span text:style-name="T2">Д</text:span><text:span text:style-name="T1">ля того чтобы сделать сохранённый блок видимым в библиотеке, необходимо выбрать в главном меню программы «Файл – Редактировать библиотеку», в открывшемся редакторе библиотеки блоков выбрать в списке закладок (слева, список «Страницы») нужную закладку для отображения в панели блоков, затем перетащить имя сохранённого блока из общего списка (справа, список «Все записи») в список блоков закладки (в середине, список «Блоки страницы»).</text:span></text:p>
              </text:list-item>
              <text:list-item>
                <text:p text:style-name="P3">Для того чтобы у сохранённого блока появилась пиктограмма в панели блоков, необходимо открыть закладку «Свойства» в редакторе библиотеки блоков, выделить в общем списке записей библиотеки блоков нужную (в соответствии с заданным именем типа блока) и задать группу блока равной «МВТУ» и скопировать пиктограмму из буфера из любого графического редактора или из файла.</text:p>
              </text:list-item>
              <text:list-item>
                <text:p text:style-name="P3">Закрыть редактор библиотеки блоков, нажав кнопку «Ok».</text:p>
              </text:list-item>
            </text:list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оздание собственных блоков при помощи субмоделей</dc:title>
    <dc:date>2012-01-22T05:25:13.04</dc:date>
    <meta:generator>OpenOffice_Beta/4.1.0$Win32 OpenOffice.org_project/410m14$Build-9760</meta:generator>
    <meta:editing-duration>PT5H8M6S</meta:editing-duration>
    <meta:editing-cycles>109</meta:editing-cycles>
    <dc:creator>Александр </dc:creator>
    <meta:document-statistic meta:table-count="1" meta:image-count="0" meta:object-count="0" meta:page-count="1" meta:paragraph-count="12" meta:word-count="258" meta:character-count="1825"/>
    <meta:user-defined meta:name="Поле 1"/>
    <meta:user-defined meta:name="Поле 2"/>
    <meta:user-defined meta:name="Поле 3"/>
    <meta:user-defined meta:name="Поле 4"/>
  </office:meta>
</office:document-meta>
</file>